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Ubuntu Mono" svg:font-family="Ubuntu Mono"/>
  </office:font-face-decls>
  <office:automatic-styles>
    <style:style style:family="text" style:name="T1" style:display-name="T1">
      <style:text-properties fo:color="#000000" style:font-name="Arial" fo:font-size="9.89999961853027pt" fo:font-weight="normal" fo:text-transform="none"/>
    </style:style>
    <style:style style:family="text" style:name="T2" style:display-name="T2">
      <style:text-properties style:font-name="Ubuntu Mono" fo:font-size="10pt"/>
    </style:style>
    <style:style style:family="text" style:name="T3" style:display-name="T3">
      <style:text-properties fo:font-weight="bold"/>
    </style:style>
    <style:style style:family="paragraph" style:name="P2" style:display-name="P2" style:parent-style-name="Text-body">
      <style:paragraph-properties fo:line-height="114%" fo:margin-top="0in" fo:margin-bottom="0in" style:writing-mode="lr"/>
    </style:style>
    <style:style style:family="paragraph" style:name="P3" style:display-name="P3" style:parent-style-name="Text-body">
      <style:paragraph-properties fo:text-align="left" fo:line-height="114%" fo:margin-top="0in" fo:margin-bottom="0in" style:writing-mode="lr"/>
    </style:style>
    <style:style style:family="paragraph" style:name="P4" style:display-name="P4" style:parent-style-name="Text-body">
      <style:paragraph-properties fo:text-align="left" fo:line-height="114%" fo:margin-top="0in" fo:margin-bottom="0in" fo:break-before="page" style:writing-mode="lr"/>
    </style:style>
    <style:style style:family="paragraph" style:name="P5" style:display-name="P5" style:parent-style-name="Text-body">
      <style:paragraph-properties fo:line-height="114%" fo:background-color="transparent"/>
      <style:text-properties fo:color="#000000" fo:font-weight="bold" fo:text-transform="none"/>
    </style:style>
    <style:style style:family="paragraph" style:name="P1" style:display-name="P1" style:parent-style-name="Text-body">
      <style:paragraph-properties fo:background-color="transparent"/>
      <style:text-properties fo:color="#000000" style:font-name="Arial" fo:font-size="18.5pt" fo:font-weight="normal" fo:text-transform="none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/>
        <text:p text:style-name="P2"><text:span text:style-name="T1">Lab 1 view.</text:span></text:p>
        <text:p text:style-name="P2"><text:span text:style-name="T1">Make the ApTmpl.ts like this, some of it is typed in, note it’s 2 pages.</text:span></text:p>
        <text:p text:style-name="P2"><text:span text:style-name="T1">There are 3 classes here, one of them is the app.</text:span></text:p>
        <text:p text:style-name="P2"/>
        <text:p text:style-name="P2"/>
        <text:p text:style-name="P3"><text:span text:style-name="T2">viewDir = '../aCDN/view/'</text:span></text:p>
        <text:p text:style-name="P3"><text:span text:style-name="T2">console.log('v0.02')</text:span></text:p>
        <text:p text:style-name="P3"><text:span text:style-name="T2">cloud = new CloudAPI()</text:span></text:p>
        <text:p text:style-name="P3"/>
        <text:p text:style-name="P3"><text:span text:style-name="T2">var but1 = document.getElementById('d3')</text:span></text:p>
        <text:p text:style-name="P3"><text:span text:style-name="T2">but1.addEventListener('click', showD3 )</text:span></text:p>
        <text:p text:style-name="P3"/>
        <text:p text:style-name="P3"><text:span text:style-name="T2">function showD3():void {</text:span></text:p>
        <text:p text:style-name="P3"><text:span text:style-name="T2"> <text:s text:c="3"/>console.log('load d3')</text:span></text:p>
        <text:p text:style-name="P3"><text:span text:style-name="T2"> <text:s text:c="3"/>forward('D3', 'd3')</text:span></text:p>
        <text:p text:style-name="P3"><text:span text:style-name="T2">};</text:span></text:p>
        <text:p text:style-name="P3"/>
        <text:p text:style-name="P3"/>
        <text:p text:style-name="P3"><text:span text:style-name="T2">class NameForm implements IPresenter {</text:span></text:p>
        <text:p text:style-name="P3"><text:span text:style-name="T2"> <text:s text:c="3"/>constructor() {// when created via new</text:span></text:p>
        <text:p text:style-name="P3"><text:span text:style-name="T2"> <text:s text:c="7"/>var but1 = document.getElementById('formId')</text:span></text:p>
        <text:p text:style-name="P3"><text:span text:style-name="T2"> <text:s text:c="7"/>but1.addEventListener('click', this._transition )</text:span></text:p>
        <text:p text:style-name="P3"><text:span text:style-name="T2"> <text:s text:c="3"/>}</text:span></text:p>
        <text:p text:style-name="P3"><text:span text:style-name="T2"> <text:s text:c="3"/>_transition(transEnum:number, ctx:any):void {</text:span></text:p>
        <text:p text:style-name="P3"><text:span text:style-name="T2"> <text:s text:c="7"/>forward('nameForm', 'form', app.frm.onFormLoaded)</text:span></text:p>
        <text:p text:style-name="P3"><text:span text:style-name="T2"> <text:s text:c="7"/>// is DOM loaded here??</text:span></text:p>
        <text:p text:style-name="P3"><text:span text:style-name="T2"> <text:s text:c="3"/>}</text:span></text:p>
        <text:p text:style-name="P3"><text:span text:style-name="T2"> <text:s text:c="3"/>onFormLoaded(new_id){</text:span></text:p>
        <text:p text:style-name="P3"><text:span text:style-name="T2"> <text:s text:c="7"/>console.log(new_id)</text:span></text:p>
        <text:p text:style-name="P3"><text:span text:style-name="T2"> <text:s text:c="7"/>cleanUpViews(1)// remove other views in kontainer</text:span></text:p>
        <text:p text:style-name="P3"><text:span text:style-name="T2"> <text:s text:c="7"/>var but1 = document.getElementById('create')</text:span></text:p>
        <text:p text:style-name="P3"><text:span text:style-name="T2"> <text:s text:c="7"/>but1.addEventListener('click', app.frm.doInsert )</text:span></text:p>
        <text:p text:style-name="P3"><text:span text:style-name="T2"> <text:s text:c="3"/>}</text:span></text:p>
        <text:p text:style-name="P3"><text:span text:style-name="T2"> <text:s text:c="3"/>doInsert() {</text:span></text:p>
        <text:p text:style-name="P3"><text:span text:style-name="T2"> <text:s text:c="7"/>var firstname = $('#firstname').val()</text:span></text:p>
        <text:p text:style-name="P3"><text:span text:style-name="T2"> <text:s text:c="7"/>var lastname = $('#lastname').val()</text:span></text:p>
        <text:p text:style-name="P3"><text:span text:style-name="T2"> <text:s text:c="7"/>console.log('clicked ' + firstname +', ' + lastname)</text:span></text:p>
        <text:p text:style-name="P3"><text:span text:style-name="T2"> <text:s text:c="7"/>var ename = new Object()</text:span></text:p>
        <text:p text:style-name="P3"><text:span text:style-name="T2"> <text:s text:c="7"/>ename.first_name=firstname</text:span></text:p>
        <text:p text:style-name="P3"><text:span text:style-name="T2"> <text:s text:c="7"/>ename.last_name=lastname</text:span></text:p>
        <text:p text:style-name="P3"><text:span text:style-name="T2"> <text:s text:c="7"/>cloud.insert('my_table',ename, app.frm.onPK)</text:span></text:p>
        <text:p text:style-name="P3"><text:span text:style-name="T2"> <text:s text:c="3"/>}</text:span></text:p>
        <text:p text:style-name="P3"><text:span text:style-name="T2"> <text:s text:c="3"/>onPK(data, er){</text:span></text:p>
        <text:p text:style-name="P3"><text:span text:style-name="T2"> <text:s text:c="7"/>console.log('back ' + JSON.stringify(data) + er)</text:span></text:p>
        <text:p text:style-name="P3"><text:span text:style-name="T2"> <text:s text:c="3"/>}</text:span></text:p>
        <text:p text:style-name="P3"><text:span text:style-name="T2">}//class</text:span></text:p>
        <text:p text:style-name="P3"/>
        <text:p text:style-name="P3"><text:span text:style-name="T2"/></text:p>
        <text:p text:style-name="P4"/>
        <text:p text:style-name="P3"><text:span text:style-name="T2">class Templ implements IPresenter {</text:span></text:p>
        <text:p text:style-name="P3"><text:span text:style-name="T2"> <text:s text:c="3"/>constructor() {</text:span></text:p>
        <text:p text:style-name="P3"><text:span text:style-name="T2"> <text:s text:c="7"/>var but1 = document.getElementById('transparencyBut')</text:span></text:p>
        <text:p text:style-name="P3"><text:span text:style-name="T2"> <text:s text:c="7"/>but1.addEventListener('click', this._transition )</text:span></text:p>
        <text:p text:style-name="P3"><text:span text:style-name="T2"> <text:s text:c="3"/>}</text:span></text:p>
        <text:p text:style-name="P3"><text:span text:style-name="T2"> <text:s text:c="3"/>_transition(transEnum:number, ctx:any):void {</text:span></text:p>
        <text:p text:style-name="P3"><text:span text:style-name="T2"> <text:s text:c="7"/>forward('trans2', 'transId', app.templ.onLoaded)</text:span></text:p>
        <text:p text:style-name="P3"><text:span text:style-name="T2"> <text:s text:c="3"/>}</text:span></text:p>
        <text:p text:style-name="P3"><text:span text:style-name="T2"> <text:s text:c="3"/>onLoaded(nid) {</text:span></text:p>
        <text:p text:style-name="P3"><text:span text:style-name="T2"> <text:s text:c="7"/>cleanUpViews(1)</text:span></text:p>
        <text:p text:style-name="P3"><text:span text:style-name="T2"> <text:s text:c="7"/>cloud.select('my_table', null, app.templ.onSelectRet)</text:span></text:p>
        <text:p text:style-name="P3"><text:span text:style-name="T2"> <text:s text:c="3"/>}</text:span></text:p>
        <text:p text:style-name="P3"><text:span text:style-name="T2"> <text:s text:c="3"/>onSelectRet(data, er) {</text:span></text:p>
        <text:p text:style-name="P3"><text:span text:style-name="T2"> <text:s text:c="7"/>console.log('back2 ' + JSON.stringify(data) + er)</text:span></text:p>
        <text:p text:style-name="P3"><text:span text:style-name="T2"> <text:s text:c="7"/>$('#template').render(data.array_);</text:span></text:p>
        <text:p text:style-name="P3"><text:span text:style-name="T2"> <text:s text:c="3"/>}</text:span></text:p>
        <text:p text:style-name="P3"><text:span text:style-name="T2">}</text:span></text:p>
        <text:p text:style-name="P3"/>
        <text:p text:style-name="P3"><text:span text:style-name="T2">class App {</text:span></text:p>
        <text:p text:style-name="P3"><text:span text:style-name="T2"> <text:s text:c="3"/>templ:Templ;</text:span></text:p>
        <text:p text:style-name="P3"><text:span text:style-name="T2"> <text:s text:c="3"/>frm:NameForm;</text:span></text:p>
        <text:p text:style-name="P3"><text:span text:style-name="T2"> <text:s text:c="3"/>constructor() {</text:span></text:p>
        <text:p text:style-name="P3"><text:span text:style-name="T2"> <text:s text:c="7"/>this.templ = new Templ()</text:span></text:p>
        <text:p text:style-name="P3"><text:span text:style-name="T2"> <text:s text:c="7"/>this.frm <text:s/>= new NameForm()</text:span></text:p>
        <text:p text:style-name="P3"><text:span text:style-name="T2"> <text:s text:c="3"/>}</text:span></text:p>
        <text:p text:style-name="P3"><text:span text:style-name="T2">}</text:span></text:p>
        <text:p text:style-name="P3"><text:span text:style-name="T2">app = new App();</text:span></text:p>
        <text:p text:style-name="P2"/>
        <text:p text:style-name="P2"/>
        <text:p text:style-name="P5"><text:span text:style-name="T3">Go to PrimusAPI.com, login and view data.</text:span></text:p>
        <text:p text:style-name="Text-body"/>
        <text:p text:style-name="Text-body">Optional:</text:p>
        <text:p text:style-name="Text-body">Obfuscate html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0.4925in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Times New Roman" fo:font-size="12pt" fo:language="en" fo:country="US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Heading-1" style:display-name="Heading 1" style:parent-style-name="Heading" style:next-style-name="Text-body">
      <style:text-properties style:font-name="Times New Roman" fo:font-size="24pt" fo:font-weight="bold"/>
    </style:style>
    <style:style style:family="paragraph" style:name="Heading-2" style:display-name="Heading 2" style:parent-style-name="Heading" style:next-style-name="Text-body">
      <style:text-properties style:font-name="Times New Roman" fo:font-size="18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07-24T15:40:56.21</meta:creation-date>
    <dc:date>2013-07-25T16:24:47</dc:date>
  </office:meta>
</office:document-meta>
</file>